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168253" draw:marker-start-width="0.65cm" draw:marker-end-width="0.6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0.65cm" draw:marker-end-width="0.65cm" draw:stroke-linejoin="miter" svg:stroke-linecap="square" draw:fill="none" draw:textarea-vertical-align="middle" fo:padding-top="0.025cm" fo:padding-bottom="0.025cm" fo:padding-left="0.15cm" fo:padding-right="0.1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solid"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15.75cm" fo:min-width="10.5cm" fo:padding-top="-0.075cm" fo:padding-bottom="-0.075cm" fo:padding-left="0.05cm" fo:padding-right="0.05cm" loext:decorative="false"/>
    </style:style>
    <style:style style:name="gr5" style:family="graphic" style:parent-style-name="objectwithoutfill">
      <style:graphic-properties draw:stroke="solid" svg:stroke-width="0.1cm" svg:stroke-color="#168253" draw:marker-start-width="0.35cm" draw:marker-end-width="0.35cm" draw:stroke-linejoin="bevel" svg:stroke-linecap="round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1cm" svg:stroke-color="#168253" draw:marker-start-width="0.35cm" draw:marker-end-width="0.35cm" draw:fill="solid" draw:fill-color="#dee6ef" draw:textarea-horizontal-align="justify" draw:textarea-vertical-align="middle" draw:auto-grow-height="false" fo:min-height="0.393cm" fo:min-width="0.276cm" fo:padding-top="-0.075cm" fo:padding-bottom="-0.075cm" fo:padding-left="0.05cm" fo:padding-right="0.05cm" loext:decorative="false"/>
    </style:style>
    <style:style style:name="gr8" style:family="graphic">
      <style:graphic-properties loext:decorative="false"/>
    </style:style>
    <style:style style:name="gr9" style:family="graphic" style:parent-style-name="objectwithoutfill">
      <style:graphic-properties draw:stroke="solid" svg:stroke-width="0.1cm" svg:stroke-color="#168253" draw:marker-start-width="0.35cm" draw:marker-end-width="0.35cm" svg:stroke-linecap="round" draw:fill="solid" draw:fill-color="#dee6ef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solid" svg:stroke-width="0.1cm" svg:stroke-color="#168253" draw:marker-start-width="1.11cm" draw:marker-end-width="1.11cm" svg:stroke-linecap="round" draw:fill="solid" draw:fill-color="#168253" loext:fill-use-slide-background="false" draw:opacity="100%" draw:textarea-horizontal-align="justify" draw:textarea-vertical-align="middle" draw:auto-grow-height="false" fo:min-height="1.372cm" fo:min-width="1.122cm" fo:padding-top="0.425cm" fo:padding-bottom="0.425cm" fo:padding-left="0.55cm" fo:padding-right="0.55cm" draw:shadow="hidden" loext:decorative="false"/>
    </style:style>
    <style:style style:name="gr11" style:family="graphic" style:parent-style-name="objectwithoutfill">
      <style:graphic-properties svg:stroke-width="0.2cm" svg:stroke-color="#168253" draw:marker-start-width="0.51cm" draw:marker-end-width="0.51cm" svg:stroke-linecap="round" draw:fill="none" draw:textarea-vertical-align="middle" fo:padding-top="0.225cm" fo:padding-bottom="0.225cm" fo:padding-left="0.35cm" fo:padding-right="0.35cm" loext:decorative="false"/>
    </style:style>
    <style:style style:name="gr12" style:family="graphic" style:parent-style-name="standard">
      <style:graphic-properties svg:stroke-width="0.1cm" svg:stroke-color="#168253" draw:marker-start-width="0.35cm" draw:marker-end-width="0.35cm" draw:fill-color="#168253" draw:textarea-horizontal-align="justify" draw:textarea-vertical-align="middle" draw:auto-grow-height="false" fo:min-height="0.241cm" fo:min-width="0cm" fo:padding-top="-0.075cm" fo:padding-bottom="-0.075cm" fo:padding-left="0.05cm" fo:padding-right="0.0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168253" loext:opacity="100%" fo:font-size="20pt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loext:graphic-properties draw:fill="solid" draw:fill-color="#168253" draw:opacity="100%"/>
      <style:paragraph-properties fo:text-align="center"/>
    </style:style>
    <style:style style:name="P7" style:family="paragraph">
      <loext:graphic-properties draw:fill-color="#168253"/>
      <style:paragraph-properties fo:text-align="center"/>
    </style:style>
    <style:style style:name="T1" style:family="text">
      <style:text-properties fo:color="#168253" loext:opacity="100%" fo:font-size="2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7.209cm" svg:height="10.999cm" draw:transform="rotate (-1.5707963267949) translate (16cm 11.5cm)" svg:viewBox="0 0 7210 11000" draw:points="0,11000 0,0 7210,0 7210,11000">
          <text:p/>
        </draw:polygon>
        <draw:line draw:style-name="gr2" draw:text-style-name="P2" draw:layer="layout" svg:x1="5.782cm" svg:y1="16.932cm" svg:x2="6.817cm" svg:y2="13.068cm">
          <text:p/>
        </draw:line>
        <draw:line draw:style-name="gr2" draw:text-style-name="P2" draw:layer="layout" svg:x1="6.882cm" svg:y1="16.932cm" svg:x2="7.917cm" svg:y2="13.068cm">
          <text:p/>
        </draw:line>
        <draw:line draw:style-name="gr2" draw:text-style-name="P2" draw:layer="layout" svg:x1="8.197cm" svg:y1="16.971cm" svg:x2="8.197cm" svg:y2="16.867cm">
          <text:p/>
        </draw:line>
        <draw:line draw:style-name="gr2" draw:text-style-name="P2" draw:layer="layout" svg:x1="9.397cm" svg:y1="16.971cm" svg:x2="9.397cm" svg:y2="16.867cm">
          <text:p/>
        </draw:line>
        <draw:g draw:style-name="gr3">
          <draw:polygon draw:style-name="gr4" draw:text-style-name="P1" draw:layer="layout" svg:width="2.749cm" svg:height="3.999cm" svg:x="12.301cm" svg:y="13cm" svg:viewBox="0 0 2750 4000" draw:points="750,0 2750,0 2750,4000 0,4000 0,750">
            <text:p/>
          </draw:polygon>
          <draw:line draw:style-name="gr5" draw:text-style-name="P2" draw:layer="layout" svg:x1="12.766cm" svg:y1="14.24cm" svg:x2="13.516cm" svg:y2="14.24cm">
            <text:p/>
          </draw:line>
          <draw:line draw:style-name="gr5" draw:text-style-name="P2" draw:layer="layout" svg:x1="12.766cm" svg:y1="15.24cm" svg:x2="14.516cm" svg:y2="15.24cm">
            <text:p/>
          </draw:line>
          <draw:line draw:style-name="gr5" draw:text-style-name="P2" draw:layer="layout" svg:x1="12.766cm" svg:y1="15.74cm" svg:x2="14.516cm" svg:y2="15.74cm">
            <text:p/>
          </draw:line>
          <draw:line draw:style-name="gr5" draw:text-style-name="P2" draw:layer="layout" svg:x1="12.766cm" svg:y1="14.74cm" svg:x2="14.516cm" svg:y2="14.74cm">
            <text:p/>
          </draw:line>
          <draw:frame draw:style-name="gr6" draw:text-style-name="P4" draw:layer="layout" svg:width="0.773cm" svg:height="1.038cm" svg:x="12.451cm" svg:y="13.25cm">
            <draw:text-box>
              <text:p text:style-name="P3"><text:span text:style-name="T1">{</text:span></text:p>
            </draw:text-box>
          </draw:frame>
          <draw:custom-shape draw:style-name="gr7" draw:text-style-name="P1" draw:layer="layout" svg:width="0.751cm" svg:height="0.75cm" draw:transform="rotate (1.5707963267949) translate (12.301cm 13.75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8">
            <draw:line draw:style-name="gr9" draw:text-style-name="P1" draw:layer="layout" svg:x1="12.301cm" svg:y1="17cm" svg:x2="15.051cm" svg:y2="17cm">
              <text:p/>
            </draw:line>
            <draw:line draw:style-name="gr9" draw:text-style-name="P1" draw:layer="layout" svg:x1="12.301cm" svg:y1="17cm" svg:x2="12.301cm" svg:y2="13.75cm">
              <text:p/>
            </draw:line>
            <draw:line draw:style-name="gr9" draw:text-style-name="P1" draw:layer="layout" svg:x1="13.051cm" svg:y1="13cm" svg:x2="15.051cm" svg:y2="13cm">
              <text:p/>
            </draw:line>
            <draw:line draw:style-name="gr9" draw:text-style-name="P1" draw:layer="layout" svg:x1="15.051cm" svg:y1="13cm" svg:x2="15.051cm" svg:y2="17cm">
              <text:p/>
            </draw:line>
            <draw:line draw:style-name="gr9" draw:text-style-name="P1" draw:layer="layout" svg:x1="13.051cm" svg:y1="13cm" svg:x2="12.301cm" svg:y2="13.75cm">
              <text:p/>
            </draw:line>
            <draw:line draw:style-name="gr9" draw:text-style-name="P1" draw:layer="layout" svg:x1="12.314cm" svg:y1="13.75cm" svg:x2="13.064cm" svg:y2="13.75cm">
              <text:p/>
            </draw:line>
            <draw:line draw:style-name="gr9" draw:text-style-name="P1" draw:layer="layout" svg:x1="13.076cm" svg:y1="13cm" svg:x2="13.076cm" svg:y2="13.75cm">
              <text:p/>
            </draw:line>
          </draw:g>
          <draw:frame draw:style-name="gr6" draw:text-style-name="P4" draw:layer="layout" svg:width="0.773cm" svg:height="1.038cm" svg:x="12.451cm" svg:y="15.612cm">
            <draw:text-box>
              <text:p text:style-name="P5"><text:span text:style-name="T1">}</text:span></text:p>
            </draw:text-box>
          </draw:frame>
          <draw:g draw:style-name="gr3">
            <draw:path draw:style-name="gr10" draw:text-style-name="P6" draw:layer="layout" svg:width="0.699cm" svg:height="0.643cm" svg:x="14.05cm" svg:y="13.25cm" svg:viewBox="0 0 700 644" svg:d="M350 552c22 0 44-3 65-8s41-13 60-23 36-22 52-36c15-15 29-31 40-48 11-18 19-36 25-56 5-19 8-39 8-59s-3-40-8-60c-6-19-14-38-25-55-11-18-25-33-40-48-16-14-33-26-52-36s-39-18-60-23-43-8-65-8-44 3-65 8-41 13-60 23-36 22-52 36c-15 15-29 30-40 48-11 17-19 36-25 55-5 20-8 40-8 60 0 15 2 31 5 46h-101c-3-15-4-31-4-46 0-28 4-56 12-83 8-28 20-54 35-78s34-47 56-67c21-20 45-37 72-51s55-25 84-32c30-7 60-11 91-11s61 4 91 11l-13 44 13-44c29 7 57 18 84 32s51 31 72 51c22 20 41 43 56 67s27 50 35 78c8 27 12 55 12 83s-4 56-12 83-20 53-35 78c-15 24-34 47-56 67-21 19-45 37-72 51s-55 25-84 32c-30 7-60 11-91 11z">
              <text:p/>
            </draw:path>
            <draw:line draw:style-name="gr11" draw:text-style-name="P2" draw:layer="layout" svg:x1="14.4cm" svg:y1="13.848cm" svg:x2="14.4cm" svg:y2="14.078cm">
              <text:p/>
            </draw:line>
            <draw:custom-shape draw:style-name="gr12" draw:text-style-name="P7" draw:layer="layout" svg:width="0.128cm" svg:height="0.127cm" svg:x="14.33cm" svg:y="14.293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1-21T11:13:01.342000000</dc:date>
    <meta:editing-duration>PT6H29M48S</meta:editing-duration>
    <meta:editing-cycles>20</meta:editing-cycles>
    <meta:generator>LibreOffice/24.2.4.2$Windows_X86_64 LibreOffice_project/51a6219feb6075d9a4c46691dcfe0cd9c4fff3c2</meta:generator>
    <meta:document-statistic meta:object-count="26"/>
  </office:meta>
</office:document-meta>
</file>